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8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0.526cm"/>
    </style:style>
    <style:style style:name="co4" style:family="table-column">
      <style:table-column-properties fo:break-before="auto" style:column-width="2.133cm"/>
    </style:style>
    <style:style style:name="co5" style:family="table-column">
      <style:table-column-properties fo:break-before="auto" style:column-width="2.595cm"/>
    </style:style>
    <style:style style:name="co6" style:family="table-column">
      <style:table-column-properties fo:break-before="auto" style:column-width="1.887cm"/>
    </style:style>
    <style:style style:name="co7" style:family="table-column">
      <style:table-column-properties fo:break-before="auto" style:column-width="2.078cm"/>
    </style:style>
    <style:style style:name="co8" style:family="table-column">
      <style:table-column-properties fo:break-before="auto" style:column-width="2.51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atencies (Kopie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<text:s/>delta</text:p>
          </table:table-cell>
          <table:table-cell office:value-type="string" calcext:value-type="string">
            <text:p><text:s/>t</text:p>
          </table:table-cell>
          <table:table-cell office:value-type="string" calcext:value-type="string">
            <text:p><text:s/>consensus</text:p>
          </table:table-cell>
          <table:table-cell office:value-type="string" calcext:value-type="string">
            <text:p><text:s/>firstResponse</text:p>
          </table:table-cell>
          <table:table-cell office:value-type="string" calcext:value-type="string">
            <text:p><text:s/>tVmaxP1</text:p>
          </table:table-cell>
          <table:table-cell office:value-type="string" calcext:value-type="string">
            <text:p><text:s/>2tVmaxP1</text:p>
          </table:table-cell>
          <table:table-cell office:value-type="string" calcext:value-type="string">
            <text:p><text:s/>linearizableT </text:p>
          </table:table-cell>
          <table:table-cell office:value-type="string" calcext:value-type="string">
            <text:p>FTL-HS</text:p>
          </table:table-cell>
        </table:table-row>
        <table:table-row table:style-name="ro1"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177" calcext:value-type="float">
            <text:p>177</text:p>
          </table:table-cell>
          <table:table-cell office:value-type="float" office:value="388.31" calcext:value-type="float">
            <text:p>388.31</text:p>
          </table:table-cell>
          <table:table-cell office:value-type="float" office:value="464.35" calcext:value-type="float">
            <text:p>464.35</text:p>
          </table:table-cell>
          <table:table-cell office:value-type="float" office:value="479.39" calcext:value-type="float">
            <text:p>479.39</text:p>
          </table:table-cell>
          <table:table-cell office:value-type="float" office:value="505.29" calcext:value-type="float">
            <text:p>505.29</text:p>
          </table:table-cell>
          <table:table-cell/>
        </table:table-row>
        <table:table-row table:style-name="ro1">
          <table:table-cell office:value-type="string" calcext:value-type="string">
            <text:p><text:s/>LosAngeles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177" calcext:value-type="float">
            <text:p>177</text:p>
          </table:table-cell>
          <table:table-cell office:value-type="float" office:value="319.8" calcext:value-type="float">
            <text:p>319.8</text:p>
          </table:table-cell>
          <table:table-cell office:value-type="float" office:value="332.94" calcext:value-type="float">
            <text:p>332.94</text:p>
          </table:table-cell>
          <table:table-cell office:value-type="float" office:value="352.44" calcext:value-type="float">
            <text:p>352.44</text:p>
          </table:table-cell>
          <table:table-cell office:value-type="float" office:value="445.36" calcext:value-type="float">
            <text:p>445.36</text:p>
          </table:table-cell>
          <table:table-cell/>
        </table:table-row>
        <table:table-row table:style-name="ro1">
          <table:table-cell office:value-type="string" calcext:value-type="string">
            <text:p><text:s/>Tokyo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177" calcext:value-type="float">
            <text:p>177</text:p>
          </table:table-cell>
          <table:table-cell office:value-type="float" office:value="298.51" calcext:value-type="float">
            <text:p>298.51</text:p>
          </table:table-cell>
          <table:table-cell office:value-type="float" office:value="420.52" calcext:value-type="float">
            <text:p>420.52</text:p>
          </table:table-cell>
          <table:table-cell office:value-type="float" office:value="436.03" calcext:value-type="float">
            <text:p>436.03</text:p>
          </table:table-cell>
          <table:table-cell office:value-type="float" office:value="492.06" calcext:value-type="float">
            <text:p>492.06</text:p>
          </table:table-cell>
          <table:table-cell/>
        </table:table-row>
        <table:table-row table:style-name="ro1">
          <table:table-cell office:value-type="string" calcext:value-type="string">
            <text:p><text:s/>Amsterdam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177" calcext:value-type="float">
            <text:p>177</text:p>
          </table:table-cell>
          <table:table-cell office:value-type="float" office:value="187.4" calcext:value-type="float">
            <text:p>187.4</text:p>
          </table:table-cell>
          <table:table-cell office:value-type="float" office:value="203.92" calcext:value-type="float">
            <text:p>203.92</text:p>
          </table:table-cell>
          <table:table-cell office:value-type="float" office:value="231.6" calcext:value-type="float">
            <text:p>231.6</text:p>
          </table:table-cell>
          <table:table-cell office:value-type="float" office:value="396.21" calcext:value-type="float">
            <text:p>396.21</text:p>
          </table:table-cell>
          <table:table-cell/>
        </table:table-row>
        <table:table-row table:style-name="ro1">
          <table:table-cell office:value-type="string" calcext:value-type="string">
            <text:p><text:s/>Frankfurt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177" calcext:value-type="float">
            <text:p>177</text:p>
          </table:table-cell>
          <table:table-cell office:value-type="float" office:value="191.94" calcext:value-type="float">
            <text:p>191.94</text:p>
          </table:table-cell>
          <table:table-cell office:value-type="float" office:value="206.68" calcext:value-type="float">
            <text:p>206.68</text:p>
          </table:table-cell>
          <table:table-cell office:value-type="float" office:value="235.11" calcext:value-type="float">
            <text:p>235.11</text:p>
          </table:table-cell>
          <table:table-cell office:value-type="float" office:value="400.9" calcext:value-type="float">
            <text:p>400.9</text:p>
          </table:table-cell>
          <table:table-cell/>
        </table:table-row>
        <table:table-row table:style-name="ro1">
          <table:table-cell office:value-type="string" calcext:value-type="string">
            <text:p><text:s/>NewYork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177" calcext:value-type="float">
            <text:p>177</text:p>
          </table:table-cell>
          <table:table-cell office:value-type="float" office:value="238.89" calcext:value-type="float">
            <text:p>238.89</text:p>
          </table:table-cell>
          <table:table-cell office:value-type="float" office:value="275.78" calcext:value-type="float">
            <text:p>275.78</text:p>
          </table:table-cell>
          <table:table-cell office:value-type="float" office:value="299.31" calcext:value-type="float">
            <text:p>299.31</text:p>
          </table:table-cell>
          <table:table-cell office:value-type="float" office:value="421.27" calcext:value-type="float">
            <text:p>421.27</text:p>
          </table:table-cell>
          <table:table-cell/>
        </table:table-row>
        <table:table-row table:style-name="ro1">
          <table:table-cell office:value-type="string" calcext:value-type="string">
            <text:p><text:s/>CapeTown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177" calcext:value-type="float">
            <text:p>177</text:p>
          </table:table-cell>
          <table:table-cell office:value-type="float" office:value="256.09" calcext:value-type="float">
            <text:p>256.09</text:p>
          </table:table-cell>
          <table:table-cell office:value-type="float" office:value="347.47" calcext:value-type="float">
            <text:p>347.47</text:p>
          </table:table-cell>
          <table:table-cell office:value-type="float" office:value="376.04" calcext:value-type="float">
            <text:p>376.04</text:p>
          </table:table-cell>
          <table:table-cell office:value-type="float" office:value="544.95" calcext:value-type="float">
            <text:p>544.95</text:p>
          </table:table-cell>
          <table:table-cell/>
        </table:table-row>
        <table:table-row table:style-name="ro1">
          <table:table-cell office:value-type="string" calcext:value-type="string">
            <text:p><text:s/>SaoPaulo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177" calcext:value-type="float">
            <text:p>177</text:p>
          </table:table-cell>
          <table:table-cell office:value-type="float" office:value="290.1" calcext:value-type="float">
            <text:p>290.1</text:p>
          </table:table-cell>
          <table:table-cell office:value-type="float" office:value="388.96" calcext:value-type="float">
            <text:p>388.96</text:p>
          </table:table-cell>
          <table:table-cell office:value-type="float" office:value="410.04" calcext:value-type="float">
            <text:p>410.04</text:p>
          </table:table-cell>
          <table:table-cell office:value-type="float" office:value="558.22" calcext:value-type="float">
            <text:p>558.22</text:p>
          </table:table-cell>
          <table:table-cell/>
        </table:table-row>
        <table:table-row table:style-name="ro1">
          <table:table-cell office:value-type="string" calcext:value-type="string">
            <text:p><text:s/>Cairo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177" calcext:value-type="float">
            <text:p>177</text:p>
          </table:table-cell>
          <table:table-cell office:value-type="float" office:value="238.35" calcext:value-type="float">
            <text:p>238.35</text:p>
          </table:table-cell>
          <table:table-cell office:value-type="float" office:value="293.03" calcext:value-type="float">
            <text:p>293.03</text:p>
          </table:table-cell>
          <table:table-cell office:value-type="float" office:value="326.6" calcext:value-type="float">
            <text:p>326.6</text:p>
          </table:table-cell>
          <table:table-cell office:value-type="float" office:value="473.98" calcext:value-type="float">
            <text:p>473.98</text:p>
          </table:table-cell>
          <table:table-cell/>
        </table:table-row>
        <table:table-row table:style-name="ro1">
          <table:table-cell office:value-type="string" calcext:value-type="string">
            <text:p><text:s/>Istanbul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177" calcext:value-type="float">
            <text:p>177</text:p>
          </table:table-cell>
          <table:table-cell office:value-type="float" office:value="221.27" calcext:value-type="float">
            <text:p>221.27</text:p>
          </table:table-cell>
          <table:table-cell office:value-type="float" office:value="249.38" calcext:value-type="float">
            <text:p>249.38</text:p>
          </table:table-cell>
          <table:table-cell office:value-type="float" office:value="277.42" calcext:value-type="float">
            <text:p>277.42</text:p>
          </table:table-cell>
          <table:table-cell office:value-type="float" office:value="437.1" calcext:value-type="float">
            <text:p>437.1</text:p>
          </table:table-cell>
          <table:table-cell/>
        </table:table-row>
        <table:table-row table:style-name="ro1">
          <table:table-cell office:value-type="string" calcext:value-type="string">
            <text:p><text:s/>Paris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177" calcext:value-type="float">
            <text:p>177</text:p>
          </table:table-cell>
          <table:table-cell office:value-type="float" office:value="189.2" calcext:value-type="float">
            <text:p>189.2</text:p>
          </table:table-cell>
          <table:table-cell office:value-type="float" office:value="207.67" calcext:value-type="float">
            <text:p>207.67</text:p>
          </table:table-cell>
          <table:table-cell office:value-type="float" office:value="241.9" calcext:value-type="float">
            <text:p>241.9</text:p>
          </table:table-cell>
          <table:table-cell office:value-type="float" office:value="414.54" calcext:value-type="float">
            <text:p>414.54</text:p>
          </table:table-cell>
          <table:table-cell/>
        </table:table-row>
        <table:table-row table:style-name="ro1">
          <table:table-cell office:value-type="string" calcext:value-type="string">
            <text:p><text:s/>Montreal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177" calcext:value-type="float">
            <text:p>177</text:p>
          </table:table-cell>
          <table:table-cell office:value-type="float" office:value="266.61" calcext:value-type="float">
            <text:p>266.61</text:p>
          </table:table-cell>
          <table:table-cell office:value-type="float" office:value="310.16" calcext:value-type="float">
            <text:p>310.16</text:p>
          </table:table-cell>
          <table:table-cell office:value-type="float" office:value="333.35" calcext:value-type="float">
            <text:p>333.35</text:p>
          </table:table-cell>
          <table:table-cell office:value-type="float" office:value="446.44" calcext:value-type="float">
            <text:p>446.44</text:p>
          </table:table-cell>
          <table:table-cell/>
        </table:table-row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<text:s/>delta</text:p>
          </table:table-cell>
          <table:table-cell office:value-type="string" calcext:value-type="string">
            <text:p><text:s/>t</text:p>
          </table:table-cell>
          <table:table-cell office:value-type="string" calcext:value-type="string">
            <text:p><text:s/>consensus</text:p>
          </table:table-cell>
          <table:table-cell office:value-type="string" calcext:value-type="string">
            <text:p><text:s/>firstResponse</text:p>
          </table:table-cell>
          <table:table-cell office:value-type="string" calcext:value-type="string">
            <text:p><text:s/>tVmaxP1</text:p>
          </table:table-cell>
          <table:table-cell office:value-type="string" calcext:value-type="string">
            <text:p><text:s/>2tVmaxP1</text:p>
          </table:table-cell>
          <table:table-cell office:value-type="string" calcext:value-type="string">
            <text:p><text:s/>linearizableT </text:p>
          </table:table-cell>
          <table:table-cell office:value-type="string" calcext:value-type="string">
            <text:p>AWARE-HS</text:p>
          </table:table-cell>
        </table:table-row>
        <table:table-row table:style-name="ro1">
          <table:table-cell office:value-type="string" calcext:value-type="string">
            <text:p>Melbourn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79.14" calcext:value-type="float">
            <text:p>379.14</text:p>
          </table:table-cell>
          <table:table-cell office:value-type="float" office:value="591.38" calcext:value-type="float">
            <text:p>591.38</text:p>
          </table:table-cell>
          <table:table-cell office:value-type="float" office:value="629.77" calcext:value-type="float">
            <text:p>629.77</text:p>
          </table:table-cell>
          <table:table-cell table:number-columns-repeated="2" office:value-type="float" office:value="673.41" calcext:value-type="float">
            <text:p>673.41</text:p>
          </table:table-cell>
          <table:table-cell/>
        </table:table-row>
        <table:table-row table:style-name="ro1">
          <table:table-cell office:value-type="string" calcext:value-type="string">
            <text:p><text:s/>LosAngeles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79.14" calcext:value-type="float">
            <text:p>379.14</text:p>
          </table:table-cell>
          <table:table-cell office:value-type="float" office:value="443.52" calcext:value-type="float">
            <text:p>443.52</text:p>
          </table:table-cell>
          <table:table-cell office:value-type="float" office:value="522.39" calcext:value-type="float">
            <text:p>522.39</text:p>
          </table:table-cell>
          <table:table-cell table:number-columns-repeated="2" office:value-type="float" office:value="557.94" calcext:value-type="float">
            <text:p>557.94</text:p>
          </table:table-cell>
          <table:table-cell/>
        </table:table-row>
        <table:table-row table:style-name="ro1">
          <table:table-cell office:value-type="string" calcext:value-type="string">
            <text:p><text:s/>Tokyo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79.14" calcext:value-type="float">
            <text:p>379.14</text:p>
          </table:table-cell>
          <table:table-cell office:value-type="float" office:value="510.98" calcext:value-type="float">
            <text:p>510.98</text:p>
          </table:table-cell>
          <table:table-cell office:value-type="float" office:value="591.04" calcext:value-type="float">
            <text:p>591.04</text:p>
          </table:table-cell>
          <table:table-cell table:number-columns-repeated="2" office:value-type="float" office:value="637.39" calcext:value-type="float">
            <text:p>637.39</text:p>
          </table:table-cell>
          <table:table-cell/>
        </table:table-row>
        <table:table-row table:style-name="ro1">
          <table:table-cell office:value-type="string" calcext:value-type="string">
            <text:p><text:s/>Amsterdam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79.14" calcext:value-type="float">
            <text:p>379.14</text:p>
          </table:table-cell>
          <table:table-cell office:value-type="float" office:value="453.61" calcext:value-type="float">
            <text:p>453.61</text:p>
          </table:table-cell>
          <table:table-cell office:value-type="float" office:value="481.56" calcext:value-type="float">
            <text:p>481.56</text:p>
          </table:table-cell>
          <table:table-cell table:number-columns-repeated="2" office:value-type="float" office:value="526.79" calcext:value-type="float">
            <text:p>526.79</text:p>
          </table:table-cell>
          <table:table-cell/>
        </table:table-row>
        <table:table-row table:style-name="ro1">
          <table:table-cell office:value-type="string" calcext:value-type="string">
            <text:p><text:s/>Frankfurt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79.14" calcext:value-type="float">
            <text:p>379.14</text:p>
          </table:table-cell>
          <table:table-cell office:value-type="float" office:value="460.36" calcext:value-type="float">
            <text:p>460.36</text:p>
          </table:table-cell>
          <table:table-cell office:value-type="float" office:value="484.16" calcext:value-type="float">
            <text:p>484.16</text:p>
          </table:table-cell>
          <table:table-cell table:number-columns-repeated="2" office:value-type="float" office:value="530.15" calcext:value-type="float">
            <text:p>530.15</text:p>
          </table:table-cell>
          <table:table-cell/>
        </table:table-row>
        <table:table-row table:style-name="ro1">
          <table:table-cell office:value-type="string" calcext:value-type="string">
            <text:p><text:s/>NewYork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79.14" calcext:value-type="float">
            <text:p>379.14</text:p>
          </table:table-cell>
          <table:table-cell office:value-type="float" office:value="379.22" calcext:value-type="float">
            <text:p>379.22</text:p>
          </table:table-cell>
          <table:table-cell office:value-type="float" office:value="457.01" calcext:value-type="float">
            <text:p>457.01</text:p>
          </table:table-cell>
          <table:table-cell table:number-columns-repeated="2" office:value-type="float" office:value="488.57" calcext:value-type="float">
            <text:p>488.57</text:p>
          </table:table-cell>
          <table:table-cell/>
        </table:table-row>
        <table:table-row table:style-name="ro1">
          <table:table-cell office:value-type="string" calcext:value-type="string">
            <text:p><text:s/>CapeTown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79.14" calcext:value-type="float">
            <text:p>379.14</text:p>
          </table:table-cell>
          <table:table-cell office:value-type="float" office:value="524.72" calcext:value-type="float">
            <text:p>524.72</text:p>
          </table:table-cell>
          <table:table-cell office:value-type="float" office:value="618.08" calcext:value-type="float">
            <text:p>618.08</text:p>
          </table:table-cell>
          <table:table-cell table:number-columns-repeated="2" office:value-type="float" office:value="667.54" calcext:value-type="float">
            <text:p>667.54</text:p>
          </table:table-cell>
          <table:table-cell/>
        </table:table-row>
        <table:table-row table:style-name="ro1">
          <table:table-cell office:value-type="string" calcext:value-type="string">
            <text:p><text:s/>SaoPaulo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79.14" calcext:value-type="float">
            <text:p>379.14</text:p>
          </table:table-cell>
          <table:table-cell office:value-type="float" office:value="501.64" calcext:value-type="float">
            <text:p>501.64</text:p>
          </table:table-cell>
          <table:table-cell office:value-type="float" office:value="585.53" calcext:value-type="float">
            <text:p>585.53</text:p>
          </table:table-cell>
          <table:table-cell table:number-columns-repeated="2" office:value-type="float" office:value="620.95" calcext:value-type="float">
            <text:p>620.95</text:p>
          </table:table-cell>
          <table:table-cell/>
        </table:table-row>
        <table:table-row table:style-name="ro1">
          <table:table-cell office:value-type="string" calcext:value-type="string">
            <text:p><text:s/>Cairo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79.14" calcext:value-type="float">
            <text:p>379.14</text:p>
          </table:table-cell>
          <table:table-cell office:value-type="float" office:value="503.28" calcext:value-type="float">
            <text:p>503.28</text:p>
          </table:table-cell>
          <table:table-cell office:value-type="float" office:value="564.6" calcext:value-type="float">
            <text:p>564.6</text:p>
          </table:table-cell>
          <table:table-cell table:number-columns-repeated="2" office:value-type="float" office:value="609.7" calcext:value-type="float">
            <text:p>609.7</text:p>
          </table:table-cell>
          <table:table-cell/>
        </table:table-row>
        <table:table-row table:style-name="ro1">
          <table:table-cell office:value-type="string" calcext:value-type="string">
            <text:p><text:s/>Istanbul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79.14" calcext:value-type="float">
            <text:p>379.14</text:p>
          </table:table-cell>
          <table:table-cell office:value-type="float" office:value="490.99" calcext:value-type="float">
            <text:p>490.99</text:p>
          </table:table-cell>
          <table:table-cell office:value-type="float" office:value="527.86" calcext:value-type="float">
            <text:p>527.86</text:p>
          </table:table-cell>
          <table:table-cell table:number-columns-repeated="2" office:value-type="float" office:value="577.53" calcext:value-type="float">
            <text:p>577.53</text:p>
          </table:table-cell>
          <table:table-cell/>
        </table:table-row>
        <table:table-row table:style-name="ro1">
          <table:table-cell office:value-type="string" calcext:value-type="string">
            <text:p><text:s/>Paris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79.14" calcext:value-type="float">
            <text:p>379.14</text:p>
          </table:table-cell>
          <table:table-cell office:value-type="float" office:value="454.71" calcext:value-type="float">
            <text:p>454.71</text:p>
          </table:table-cell>
          <table:table-cell office:value-type="float" office:value="478.8" calcext:value-type="float">
            <text:p>478.8</text:p>
          </table:table-cell>
          <table:table-cell table:number-columns-repeated="2" office:value-type="float" office:value="527.68" calcext:value-type="float">
            <text:p>527.68</text:p>
          </table:table-cell>
          <table:table-cell/>
        </table:table-row>
        <table:table-row table:style-name="ro1">
          <table:table-cell office:value-type="string" calcext:value-type="string">
            <text:p><text:s/>Montreal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79.14" calcext:value-type="float">
            <text:p>379.14</text:p>
          </table:table-cell>
          <table:table-cell office:value-type="float" office:value="387.94" calcext:value-type="float">
            <text:p>387.94</text:p>
          </table:table-cell>
          <table:table-cell office:value-type="float" office:value="459.46" calcext:value-type="float">
            <text:p>459.46</text:p>
          </table:table-cell>
          <table:table-cell table:number-columns-repeated="2" office:value-type="float" office:value="499.13" calcext:value-type="float">
            <text:p>499.13</text:p>
          </table:table-cell>
          <table:table-cell/>
        </table:table-row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<text:s/>delta</text:p>
          </table:table-cell>
          <table:table-cell office:value-type="string" calcext:value-type="string">
            <text:p><text:s/>t</text:p>
          </table:table-cell>
          <table:table-cell office:value-type="string" calcext:value-type="string">
            <text:p><text:s/>consensus</text:p>
          </table:table-cell>
          <table:table-cell office:value-type="string" calcext:value-type="string">
            <text:p><text:s/>firstResponse</text:p>
          </table:table-cell>
          <table:table-cell office:value-type="string" calcext:value-type="string">
            <text:p><text:s/>tVmaxP1</text:p>
          </table:table-cell>
          <table:table-cell office:value-type="string" calcext:value-type="string">
            <text:p><text:s/>2tVmaxP1</text:p>
          </table:table-cell>
          <table:table-cell office:value-type="string" calcext:value-type="string">
            <text:p><text:s/>linearizableT </text:p>
          </table:table-cell>
          <table:table-cell office:value-type="string" calcext:value-type="string">
            <text:p>HS</text:p>
          </table:table-cell>
        </table:table-row>
        <table:table-row table:style-name="ro1">
          <table:table-cell office:value-type="string" calcext:value-type="string">
            <text:p>Melbourn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53.2" calcext:value-type="float">
            <text:p>853.2</text:p>
          </table:table-cell>
          <table:table-cell office:value-type="float" office:value="856.2" calcext:value-type="float">
            <text:p>856.2</text:p>
          </table:table-cell>
          <table:table-cell office:value-type="float" office:value="1077.02" calcext:value-type="float">
            <text:p>1077.02</text:p>
          </table:table-cell>
          <table:table-cell table:number-columns-repeated="2" office:value-type="float" office:value="1099.26" calcext:value-type="float">
            <text:p>1099.26</text:p>
          </table:table-cell>
          <table:table-cell/>
        </table:table-row>
        <table:table-row table:style-name="ro1">
          <table:table-cell office:value-type="string" calcext:value-type="string">
            <text:p><text:s/>LosAngeles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53.2" calcext:value-type="float">
            <text:p>853.2</text:p>
          </table:table-cell>
          <table:table-cell office:value-type="float" office:value="1126.48" calcext:value-type="float">
            <text:p>1126.48</text:p>
          </table:table-cell>
          <table:table-cell office:value-type="float" office:value="1140.86" calcext:value-type="float">
            <text:p>1140.86</text:p>
          </table:table-cell>
          <table:table-cell table:number-columns-repeated="2" office:value-type="float" office:value="1181.97" calcext:value-type="float">
            <text:p>1181.97</text:p>
          </table:table-cell>
          <table:table-cell/>
        </table:table-row>
        <table:table-row table:style-name="ro1">
          <table:table-cell office:value-type="string" calcext:value-type="string">
            <text:p><text:s/>Tokyo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53.2" calcext:value-type="float">
            <text:p>853.2</text:p>
          </table:table-cell>
          <table:table-cell office:value-type="float" office:value="1110.93" calcext:value-type="float">
            <text:p>1110.93</text:p>
          </table:table-cell>
          <table:table-cell office:value-type="float" office:value="1233.68" calcext:value-type="float">
            <text:p>1233.68</text:p>
          </table:table-cell>
          <table:table-cell table:number-columns-repeated="2" office:value-type="float" office:value="1252.28" calcext:value-type="float">
            <text:p>1252.28</text:p>
          </table:table-cell>
          <table:table-cell/>
        </table:table-row>
        <table:table-row table:style-name="ro1">
          <table:table-cell office:value-type="string" calcext:value-type="string">
            <text:p><text:s/>Amsterdam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53.2" calcext:value-type="float">
            <text:p>853.2</text:p>
          </table:table-cell>
          <table:table-cell office:value-type="float" office:value="1002.59" calcext:value-type="float">
            <text:p>1002.59</text:p>
          </table:table-cell>
          <table:table-cell office:value-type="float" office:value="1041.03" calcext:value-type="float">
            <text:p>1041.03</text:p>
          </table:table-cell>
          <table:table-cell table:number-columns-repeated="2" office:value-type="float" office:value="1140.28" calcext:value-type="float">
            <text:p>1140.28</text:p>
          </table:table-cell>
          <table:table-cell/>
        </table:table-row>
        <table:table-row table:style-name="ro1">
          <table:table-cell office:value-type="string" calcext:value-type="string">
            <text:p><text:s/>Frankfurt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53.2" calcext:value-type="float">
            <text:p>853.2</text:p>
          </table:table-cell>
          <table:table-cell office:value-type="float" office:value="1005.29" calcext:value-type="float">
            <text:p>1005.29</text:p>
          </table:table-cell>
          <table:table-cell office:value-type="float" office:value="1042.84" calcext:value-type="float">
            <text:p>1042.84</text:p>
          </table:table-cell>
          <table:table-cell table:number-columns-repeated="2" office:value-type="float" office:value="1139.75" calcext:value-type="float">
            <text:p>1139.75</text:p>
          </table:table-cell>
          <table:table-cell/>
        </table:table-row>
        <table:table-row table:style-name="ro1">
          <table:table-cell office:value-type="string" calcext:value-type="string">
            <text:p><text:s/>NewYork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53.2" calcext:value-type="float">
            <text:p>853.2</text:p>
          </table:table-cell>
          <table:table-cell office:value-type="float" office:value="1055.52" calcext:value-type="float">
            <text:p>1055.52</text:p>
          </table:table-cell>
          <table:table-cell office:value-type="float" office:value="1093" calcext:value-type="float">
            <text:p>1093</text:p>
          </table:table-cell>
          <table:table-cell table:number-columns-repeated="2" office:value-type="float" office:value="1133.81" calcext:value-type="float">
            <text:p>1133.81</text:p>
          </table:table-cell>
          <table:table-cell/>
        </table:table-row>
        <table:table-row table:style-name="ro1">
          <table:table-cell office:value-type="string" calcext:value-type="string">
            <text:p><text:s/>CapeTown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53.2" calcext:value-type="float">
            <text:p>853.2</text:p>
          </table:table-cell>
          <table:table-cell office:value-type="float" office:value="853.22" calcext:value-type="float">
            <text:p>853.22</text:p>
          </table:table-cell>
          <table:table-cell office:value-type="float" office:value="1040.43" calcext:value-type="float">
            <text:p>1040.43</text:p>
          </table:table-cell>
          <table:table-cell table:number-columns-repeated="2" office:value-type="float" office:value="1129.41" calcext:value-type="float">
            <text:p>1129.41</text:p>
          </table:table-cell>
          <table:table-cell/>
        </table:table-row>
        <table:table-row table:style-name="ro1">
          <table:table-cell office:value-type="string" calcext:value-type="string">
            <text:p><text:s/>SaoPaulo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53.2" calcext:value-type="float">
            <text:p>853.2</text:p>
          </table:table-cell>
          <table:table-cell office:value-type="float" office:value="1099.5" calcext:value-type="float">
            <text:p>1099.5</text:p>
          </table:table-cell>
          <table:table-cell office:value-type="float" office:value="1204.37" calcext:value-type="float">
            <text:p>1204.37</text:p>
          </table:table-cell>
          <table:table-cell table:number-columns-repeated="2" office:value-type="float" office:value="1240.74" calcext:value-type="float">
            <text:p>1240.74</text:p>
          </table:table-cell>
          <table:table-cell/>
        </table:table-row>
        <table:table-row table:style-name="ro1">
          <table:table-cell office:value-type="string" calcext:value-type="string">
            <text:p><text:s/>Cairo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53.2" calcext:value-type="float">
            <text:p>853.2</text:p>
          </table:table-cell>
          <table:table-cell office:value-type="float" office:value="1045.16" calcext:value-type="float">
            <text:p>1045.16</text:p>
          </table:table-cell>
          <table:table-cell office:value-type="float" office:value="1127.59" calcext:value-type="float">
            <text:p>1127.59</text:p>
          </table:table-cell>
          <table:table-cell table:number-columns-repeated="2" office:value-type="float" office:value="1220.31" calcext:value-type="float">
            <text:p>1220.31</text:p>
          </table:table-cell>
          <table:table-cell/>
        </table:table-row>
        <table:table-row table:style-name="ro1">
          <table:table-cell office:value-type="string" calcext:value-type="string">
            <text:p><text:s/>Istanbul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53.2" calcext:value-type="float">
            <text:p>853.2</text:p>
          </table:table-cell>
          <table:table-cell office:value-type="float" office:value="1032.26" calcext:value-type="float">
            <text:p>1032.26</text:p>
          </table:table-cell>
          <table:table-cell office:value-type="float" office:value="1077.17" calcext:value-type="float">
            <text:p>1077.17</text:p>
          </table:table-cell>
          <table:table-cell table:number-columns-repeated="2" office:value-type="float" office:value="1186.74" calcext:value-type="float">
            <text:p>1186.74</text:p>
          </table:table-cell>
          <table:table-cell/>
        </table:table-row>
        <table:table-row table:style-name="ro1">
          <table:table-cell office:value-type="string" calcext:value-type="string">
            <text:p><text:s/>Paris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53.2" calcext:value-type="float">
            <text:p>853.2</text:p>
          </table:table-cell>
          <table:table-cell office:value-type="float" office:value="1003.36" calcext:value-type="float">
            <text:p>1003.36</text:p>
          </table:table-cell>
          <table:table-cell office:value-type="float" office:value="1039.94" calcext:value-type="float">
            <text:p>1039.94</text:p>
          </table:table-cell>
          <table:table-cell table:number-columns-repeated="2" office:value-type="float" office:value="1140.55" calcext:value-type="float">
            <text:p>1140.55</text:p>
          </table:table-cell>
          <table:table-cell/>
        </table:table-row>
        <table:table-row table:style-name="ro1">
          <table:table-cell office:value-type="string" calcext:value-type="string">
            <text:p><text:s/>Montreal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53.2" calcext:value-type="float">
            <text:p>853.2</text:p>
          </table:table-cell>
          <table:table-cell office:value-type="float" office:value="1056.54" calcext:value-type="float">
            <text:p>1056.54</text:p>
          </table:table-cell>
          <table:table-cell office:value-type="float" office:value="1103.39" calcext:value-type="float">
            <text:p>1103.39</text:p>
          </table:table-cell>
          <table:table-cell table:number-columns-repeated="2" office:value-type="float" office:value="1142" calcext:value-type="float">
            <text:p>114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26T20:50:00.817967618</dc:date>
    <meta:editing-duration>PT34S</meta:editing-duration>
    <meta:editing-cycles>1</meta:editing-cycles>
    <meta:generator>LibreOffice/7.3.6.2$Linux_X86_64 LibreOffice_project/30$Build-2</meta:generator>
    <meta:document-statistic meta:table-count="1" meta:cell-count="315" meta:object-count="0"/>
  </office:meta>
</office:document-meta>
</file>